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CSU Bakersfield (3-2)</text:p>
          </table:table-cell>
          <table:table-cell office:value-type="string">
            <text:p>25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22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 (1-3)</text:p>
          </table:table-cell>
          <table:table-cell office:value-type="string">
            <text:p>22</text:p>
          </table:table-cell>
          <table:table-cell office:value-type="string">
            <text:p>25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CSU Bakersfield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37</text:p>
          </table:table-cell>
          <table:table-cell office:value-type="string">
            <text:p>.27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29</text:p>
          </table:table-cell>
          <table:table-cell office:value-type="string">
            <text:p>.10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35</text:p>
          </table:table-cell>
          <table:table-cell office:value-type="string">
            <text:p>.257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6</text:p>
          </table:table-cell>
          <table:table-cell office:value-type="string">
            <text:p>36</text:p>
          </table:table-cell>
          <table:table-cell office:value-type="string">
            <text:p>.306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.500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38</text:p>
          </table:table-cell>
          <table:table-cell office:value-type="string">
            <text:p>.07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29</text:p>
          </table:table-cell>
          <table:table-cell office:value-type="string">
            <text:p>.34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42</text:p>
          </table:table-cell>
          <table:table-cell office:value-type="string">
            <text:p>.19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37</text:p>
          </table:table-cell>
          <table:table-cell office:value-type="string">
            <text:p>.27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.077</text:p>
          </table:table-cell>
        </table:table-row>
      </table:table>
      <table:table table:name="Sheet 2">
        <table:table-row>
          <table:table-cell office:value-type="string">
            <text:p>CSU Bakersfield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Andrade, Fabiana 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Lopes, Emily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Djordjevic, Aleksand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.23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Sukhov, Desiree 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29</text:p>
          </table:table-cell>
          <table:table-cell office:value-type="string">
            <text:p>.34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Wicks, Sidney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Mariner, Briannah 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.15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Roberts, Haylee 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26</text:p>
          </table:table-cell>
          <table:table-cell office:value-type="string">
            <text:p>.19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Hernandez, Krista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Haynes, Sydney 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.4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DeGarmo, Mattison 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28</text:p>
          </table:table-cell>
          <table:table-cell office:value-type="string">
            <text:p>.32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Hansen, Emily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-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1</text:p>
          </table:table-cell>
          <table:table-cell office:value-type="string">
            <text:p>21</text:p>
          </table:table-cell>
          <table:table-cell office:value-type="string">
            <text:p>151</text:p>
          </table:table-cell>
          <table:table-cell office:value-type="string">
            <text:p>.265</text:p>
          </table:table-cell>
          <table:table-cell office:value-type="string">
            <text:p>57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62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72.0</text:p>
          </table:table-cell>
        </table:table-row>
      </table:table>
      <table:table table:name="Sheet 3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23</text:p>
          </table:table-cell>
          <table:table-cell office:value-type="string">
            <text:p>.174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akenzie Hennen </text:p>
          </table:table-cell>
          <table:table-cell office:value-type="string">
            <text:p>5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48</text:p>
          </table:table-cell>
          <table:table-cell office:value-type="string">
            <text:p>.25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34</text:p>
          </table:table-cell>
          <table:table-cell office:value-type="string">
            <text:p>.088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anna Jellema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2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.0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667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.27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Jense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3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0</text:p>
          </table:table-cell>
          <table:table-cell office:value-type="string">
            <text:p>28</text:p>
          </table:table-cell>
          <table:table-cell office:value-type="string">
            <text:p>159</text:p>
          </table:table-cell>
          <table:table-cell office:value-type="string">
            <text:p>.201</text:p>
          </table:table-cell>
          <table:table-cell office:value-type="string">
            <text:p>57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6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0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